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2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1.0563in"/>
    </style:style>
    <style:style style:name="co8" style:family="table-column">
      <style:table-column-properties fo:break-before="auto" style:column-width="1.4319in"/>
    </style:style>
    <style:style style:name="co9" style:family="table-column">
      <style:table-column-properties fo:break-before="auto" style:column-width="3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=[$Consistent.$B$5]" style:apply-style-name="Good" style:base-cell-address="Consistent.B1"/>
    </style:style>
    <style:style style:name="ce12" style:family="table-cell" style:parent-style-name="Default">
      <style:text-properties fo:color="#00a933" fo:font-weight="bold" style:font-weight-asian="bold" style:font-weight-complex="bold"/>
      <style:map style:condition="cell-content()=[$Consistent.$B$5]" style:apply-style-name="Good" style:base-cell-address="Consistent.B1"/>
    </style:style>
    <style:style style:name="ce10" style:family="table-cell" style:parent-style-name="Default">
      <style:map style:condition="cell-content()=[$Consistent.$C$5]" style:apply-style-name="Good" style:base-cell-address="Consistent.C7"/>
    </style:style>
    <style:style style:name="ce15" style:family="table-cell" style:parent-style-name="Default">
      <style:map style:condition="cell-content()=[$Consistent.$D$5]" style:apply-style-name="Good" style:base-cell-address="Consistent.D1"/>
    </style:style>
    <style:style style:name="ce5" style:family="table-cell" style:parent-style-name="Default">
      <style:map style:condition="cell-content()=[$Consistent.$E$5]" style:apply-style-name="Good" style:base-cell-address="Consistent.E1"/>
    </style:style>
    <style:style style:name="ce17" style:family="table-cell" style:parent-style-name="Default">
      <style:map style:condition="cell-content()=[$Consistent.$F$5]" style:apply-style-name="Good" style:base-cell-address="Consistent.F1"/>
    </style:style>
    <style:style style:name="ce18" style:family="table-cell" style:parent-style-name="Default">
      <style:map style:condition="cell-content()=[$Consistent.$G$5]" style:apply-style-name="Good" style:base-cell-address="Consistent.G1"/>
    </style:style>
    <style:style style:name="ce19" style:family="table-cell" style:parent-style-name="Default">
      <style:map style:condition="cell-content()=[$Consistent.$H$5]" style:apply-style-name="Good" style:base-cell-address="Consistent.H1"/>
    </style:style>
    <style:style style:name="ce20" style:family="table-cell" style:parent-style-name="Default">
      <style:map style:condition="cell-content()=[$Consistent.$I$5]" style:apply-style-name="Good" style:base-cell-address="Consistent.I1"/>
    </style:style>
    <style:style style:name="ce21" style:family="table-cell" style:parent-style-name="Default">
      <style:map style:condition="cell-content()=[$Consistent.$J$5]" style:apply-style-name="Good" style:base-cell-address="Consistent.J1"/>
    </style:style>
    <style:style style:name="ce22" style:family="table-cell" style:parent-style-name="Default">
      <style:map style:condition="cell-content()=[$Consistent.$K$5]" style:apply-style-name="Good" style:base-cell-address="Consistent.K1"/>
    </style:style>
    <style:style style:name="ce23" style:family="table-cell" style:parent-style-name="Default">
      <style:map style:condition="cell-content()=[$Consistent.$L$5]" style:apply-style-name="Good" style:base-cell-address="Consistent.L1"/>
    </style:style>
    <style:style style:name="ce13" style:family="table-cell" style:parent-style-name="Default">
      <style:text-properties fo:color="#00a933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>
      <style:map style:condition="cell-content()=[$Inconsistent.$C$6]" style:apply-style-name="Good" style:base-cell-address="Inconsistent.C1"/>
    </style:style>
    <style:style style:name="ce6" style:family="table-cell" style:parent-style-name="Default">
      <style:text-properties fo:color="#00a933"/>
      <style:map style:condition="cell-content()=[$Inconsistent.$C$6]" style:apply-style-name="Good" style:base-cell-address="Inconsistent.C1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31" style:family="table-cell" style:parent-style-name="Default"/>
    <style:style style:name="ce32" style:family="table-cell" style:parent-style-name="Default">
      <style:map style:condition="cell-content()=[$Inconsistent.$E$6]" style:apply-style-name="Good" style:base-cell-address="Inconsistent.E8"/>
    </style:style>
    <style:style style:name="ce33" style:family="table-cell" style:parent-style-name="Default">
      <style:map style:condition="cell-content()=[$Inconsistent.$F$6]" style:apply-style-name="Good" style:base-cell-address="Inconsistent.F7"/>
    </style:style>
    <style:style style:name="ce34" style:family="table-cell" style:parent-style-name="Default">
      <style:map style:condition="cell-content()=[$Inconsistent.$G$6]" style:apply-style-name="Good" style:base-cell-address="Inconsistent.G8"/>
    </style:style>
    <style:style style:name="ce35" style:family="table-cell" style:parent-style-name="Default">
      <style:map style:condition="cell-content()=[$Inconsistent.$H$6]" style:apply-style-name="Good" style:base-cell-address="Inconsistent.H8"/>
    </style:style>
    <style:style style:name="ce36" style:family="table-cell" style:parent-style-name="Default">
      <style:map style:condition="cell-content()=[$Inconsistent.$I$6]" style:apply-style-name="Good" style:base-cell-address="Inconsistent.I8"/>
    </style:style>
    <style:style style:name="ce37" style:family="table-cell" style:parent-style-name="Default">
      <style:map style:condition="cell-content()=[$Inconsistent.$J$6]" style:apply-style-name="Good" style:base-cell-address="Inconsistent.J9"/>
    </style:style>
    <style:style style:name="ce38" style:family="table-cell" style:parent-style-name="Default">
      <style:text-properties fo:color="#00a933"/>
      <style:map style:condition="cell-content()=0" style:apply-style-name="Good" style:base-cell-address="Inconsistent.K6"/>
    </style:style>
    <style:style style:name="ce39" style:family="table-cell" style:parent-style-name="Default">
      <style:map style:condition="cell-content()=[$Inconsistent.$K$6]" style:apply-style-name="Good" style:base-cell-address="Inconsistent.K9"/>
    </style:style>
    <style:style style:name="ce40" style:family="table-cell" style:parent-style-name="Default">
      <style:text-properties fo:color="#00a933"/>
    </style:style>
    <style:style style:name="ce41" style:family="table-cell" style:parent-style-name="Default">
      <style:map style:condition="cell-content()=[$Inconsistent.$L$6]" style:apply-style-name="Good" style:base-cell-address="Inconsistent.L7"/>
    </style:style>
    <style:style style:name="ce42" style:family="table-cell" style:parent-style-name="Default">
      <style:map style:condition="cell-content()=[$Inconsistent.$L$7]" style:apply-style-name="Good" style:base-cell-address="Inconsistent.L8"/>
    </style:style>
  </office:automatic-styles>
  <office:body>
    <office:spreadsheet>
      <table:calculation-settings table:automatic-find-labels="false" table:use-regular-expressions="false" table:use-wildcards="true"/>
      <table:table table:name="Consistent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0"/>
        <table:table-column table:style-name="co4" table:default-cell-style-name="ce15"/>
        <table:table-column table:style-name="co1" table:default-cell-style-name="ce5"/>
        <table:table-column table:style-name="co1" table:default-cell-style-name="ce17"/>
        <table:table-column table:style-name="co5" table:default-cell-style-name="ce18"/>
        <table:table-column table:style-name="co1" table:default-cell-style-name="ce19"/>
        <table:table-column table:style-name="co6" table:default-cell-style-name="ce20"/>
        <table:table-column table:style-name="co1" table:default-cell-style-name="ce21"/>
        <table:table-column table:style-name="co7" table:default-cell-style-name="ce22"/>
        <table:table-column table:style-name="co8" table:default-cell-style-name="ce23"/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These should be consistent!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RECT HEADERS: 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table:style-name="Default"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table:style-name="Default"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87JourneyDataExtract01Jan2024-14Jan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88JourneyDataExtract15Jan2024-31Jan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89JourneyDataExtract01Feb2024-14Feb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0JourneyDataExtract15Feb2024-29Feb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1JourneyDataExtract01Mar2024-14Mar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2JourneyDataExtract15Mar2024-31Mar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3JourneyDataExtract01Apr2024-14Apr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4JourneyDataExtract15Apr2024-30Apr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5JourneyDataExtract01May2024-14May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6JourneyDataExtract15May2024-31May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7JourneyDataExtract01Jun2024-14Jun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8JourneyDataExtract15Jun2024-30Jun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399JourneyDataExtract01Jul2024-14Jul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0JourneyDataExtract15Jul2024-31Jul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1JourneyDataExtract01Aug2024-14Aug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2JourneyDataExtract15Aug2024-26Aug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3JourneyDataExtract27Aug2024-17Sep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4JourneyDataExtract18Sep2024-30Sep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5JourneyDataExtract01Oct2024-14Oct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6JourneyDataExtract15Oct2024-31Oct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7JourneyDataExtract01Nov2024-14Nov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8JourneyDataExtract15Nov2024-30Nov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09JourneyDataExtract01Dec2024-14Dec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0JourneyDataExtract15Dec2024-31Dec2024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1JourneyDataExtract01Jan2025-14Jan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2JourneyDataExtract15Jan2025-31Jan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3JourneyDataExtract01Feb2025-14Feb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4JourneyDataExtract15Feb2025-28Feb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5JourneyDataExtract01Mar2025-14Mar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6JourneyDataExtract15Mar2025-31Mar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7JourneyDataExtract01Apr2025-14Apr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8JourneyDataExtract15Apr2025-30Apr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19JourneyDataExtract01May2025-14May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20JourneyDataExtract14May2025-31May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21JourneyDataExtract01Jun2025-15Jun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22JourneyDataExtract15Jun2025-30Jun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: 426JourneyDataExtract16Aug2025-31Aug2025.cs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office:value-type="string" calcext:value-type="string">
            <text:p><text:s/>'Start station number'</text:p>
          </table:table-cell>
          <table:table-cell office:value-type="string" calcext:value-type="string">
            <text:p><text:s/>'Start station'</text:p>
          </table:table-cell>
          <table:table-cell office:value-type="string" calcext:value-type="string">
            <text:p><text:s/>'End date'</text:p>
          </table:table-cell>
          <table:table-cell office:value-type="string" calcext:value-type="string">
            <text:p><text:s/>'End station number'</text:p>
          </table:table-cell>
          <table:table-cell office:value-type="string" calcext:value-type="string">
            <text:p><text:s/>'End station'</text:p>
          </table:table-cell>
          <table:table-cell office:value-type="string" calcext:value-type="string">
            <text:p><text:s/>'Bike number'</text:p>
          </table:table-cell>
          <table:table-cell office:value-type="string" calcext:value-type="string">
            <text:p><text:s/>'Bike model'</text:p>
          </table:table-cell>
          <table:table-cell office:value-type="string" calcext:value-type="string">
            <text:p><text:s/>'Total duration'</text:p>
          </table:table-cell>
          <table:table-cell office:value-type="string" calcext:value-type="string">
            <text:p><text:s/>'Total duration (ms)']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files with correct headers: 37</text:p>
          </table:table-cell>
          <table:table-cell table:number-columns-repeated="10"/>
        </table:table-row>
        <table:table-row table:style-name="ro1" table:number-rows-repeated="104845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onsistent.B1:Consistent.B1048576">
            <calcext:condition calcext:apply-style-name="Good" calcext:value="=[$Consistent.$B$5]" calcext:base-cell-address="Consistent.B1"/>
          </calcext:conditional-format>
          <calcext:conditional-format calcext:target-range-address="Consistent.C7:Consistent.C1048576 Consistent.C7:Consistent.C7">
            <calcext:condition calcext:apply-style-name="Good" calcext:value="=[$Consistent.$C$5]" calcext:base-cell-address="Consistent.C7"/>
          </calcext:conditional-format>
          <calcext:conditional-format calcext:target-range-address="Consistent.D1:Consistent.D1048576 Consistent.D5:Consistent.D5">
            <calcext:condition calcext:apply-style-name="Good" calcext:value="=[$Consistent.$D$5]" calcext:base-cell-address="Consistent.D1"/>
          </calcext:conditional-format>
          <calcext:conditional-format calcext:target-range-address="Consistent.E1:Consistent.E1 Consistent.E7:Consistent.E1048576 Consistent.E1:Consistent.E1">
            <calcext:condition calcext:apply-style-name="Good" calcext:value="=[$Consistent.$E$5]" calcext:base-cell-address="Consistent.E1"/>
          </calcext:conditional-format>
          <calcext:conditional-format calcext:target-range-address="Consistent.F1:Consistent.F1048576 Consistent.F5:Consistent.F5">
            <calcext:condition calcext:apply-style-name="Good" calcext:value="=[$Consistent.$F$5]" calcext:base-cell-address="Consistent.F1"/>
          </calcext:conditional-format>
          <calcext:conditional-format calcext:target-range-address="Consistent.G1:Consistent.G1048576 Consistent.G1:Consistent.G7">
            <calcext:condition calcext:apply-style-name="Good" calcext:value="=[$Consistent.$G$5]" calcext:base-cell-address="Consistent.G1"/>
          </calcext:conditional-format>
          <calcext:conditional-format calcext:target-range-address="Consistent.H1:Consistent.H1048576 Consistent.H1:Consistent.H7">
            <calcext:condition calcext:apply-style-name="Good" calcext:value="=[$Consistent.$H$5]" calcext:base-cell-address="Consistent.H1"/>
          </calcext:conditional-format>
          <calcext:conditional-format calcext:target-range-address="Consistent.I1:Consistent.I1048576 Consistent.I1:Consistent.I8">
            <calcext:condition calcext:apply-style-name="Good" calcext:value="=[$Consistent.$I$5]" calcext:base-cell-address="Consistent.I1"/>
          </calcext:conditional-format>
          <calcext:conditional-format calcext:target-range-address="Consistent.J1:Consistent.J1048576">
            <calcext:condition calcext:apply-style-name="Good" calcext:value="=[$Consistent.$J$5]" calcext:base-cell-address="Consistent.J1"/>
          </calcext:conditional-format>
          <calcext:conditional-format calcext:target-range-address="Consistent.K1:Consistent.K1048576">
            <calcext:condition calcext:apply-style-name="Good" calcext:value="=[$Consistent.$K$5]" calcext:base-cell-address="Consistent.K1"/>
          </calcext:conditional-format>
          <calcext:conditional-format calcext:target-range-address="Consistent.L1:Consistent.L1048576">
            <calcext:condition calcext:apply-style-name="Good" calcext:value="=[$Consistent.$L$5]" calcext:base-cell-address="Consistent.L1"/>
          </calcext:conditional-format>
        </calcext:conditional-formats>
      </table:table>
      <table:table table:name="Inconsistent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ce26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2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Inconsistent File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RRECT HEADERS: 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13" office:value-type="string" calcext:value-type="string">
            <text:p>['Number'</text:p>
          </table:table-cell>
          <table:table-cell table:style-name="ce6" office:value-type="string" calcext:value-type="string">
            <text:p><text:s/>'Start date'</text:p>
          </table:table-cell>
          <table:table-cell table:style-name="ce13" office:value-type="string" calcext:value-type="string">
            <text:p><text:s/>'Start station number'</text:p>
          </table:table-cell>
          <table:table-cell table:style-name="ce13" office:value-type="string" calcext:value-type="string">
            <text:p><text:s/>'Start station'</text:p>
          </table:table-cell>
          <table:table-cell table:style-name="ce13" office:value-type="string" calcext:value-type="string">
            <text:p><text:s/>'End date'</text:p>
          </table:table-cell>
          <table:table-cell table:style-name="ce13" office:value-type="string" calcext:value-type="string">
            <text:p><text:s/>'End station number'</text:p>
          </table:table-cell>
          <table:table-cell table:style-name="ce13" office:value-type="string" calcext:value-type="string">
            <text:p><text:s/>'End station'</text:p>
          </table:table-cell>
          <table:table-cell table:style-name="ce13" office:value-type="string" calcext:value-type="string">
            <text:p><text:s/>'Bike number'</text:p>
          </table:table-cell>
          <table:table-cell table:style-name="ce13" office:value-type="string" calcext:value-type="string">
            <text:p><text:s/>'Bike model'</text:p>
          </table:table-cell>
          <table:table-cell table:style-name="ce38" office:value-type="string" calcext:value-type="string">
            <text:p><text:s/>'Total duration'</text:p>
          </table:table-cell>
          <table:table-cell table:style-name="ce40" office:value-type="string" calcext:value-type="string">
            <text:p><text:s/>'Total duration (ms)']</text:p>
          </table:table-cell>
          <table:table-cell table:style-name="ce13"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 table:number-columns-repeated="3"/>
          <table:table-cell table:style-name="ce33"/>
          <table:table-cell table:number-columns-repeated="5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7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2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3JourneyDataExtract01Jul2025-15Jul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4JourneyDataExtract16Jul2025-31Jul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 number'</text:p>
          </table:table-cell>
          <table:table-cell table:style-name="ce32" office:value-type="string" calcext:value-type="string">
            <text:p><text:s/>'End date'</text:p>
          </table:table-cell>
          <table:table-cell table:style-name="ce33" office:value-type="string" calcext:value-type="string">
            <text:p><text:s/>'End station'</text:p>
          </table:table-cell>
          <table:table-cell table:style-name="ce34" office:value-type="string" calcext:value-type="string">
            <text:p><text:s/>'End station number'</text:p>
          </table:table-cell>
          <table:table-cell table:style-name="ce35" office:value-type="string" calcext:value-type="string">
            <text:p><text:s/>'Start station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5JourneyDataExtract01Aug2025-15Aug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7JourneyDataExtract01Sep2025-15Sep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8JourneyDataExtract16Sep2025-30Sep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29JourneyDataExtract01Oct2025-15Oct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30JourneyDataExtract16Oct2025-31Oct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31JourneyDataExtract01Nov2025-15Nov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32JourneyDataExtract16Nov2025-30Nov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'</text:p>
          </table:table-cell>
          <table:table-cell table:style-name="ce32" office:value-type="string" calcext:value-type="string">
            <text:p><text:s/>'Start station number'</text:p>
          </table:table-cell>
          <table:table-cell table:style-name="ce33" office:value-type="string" calcext:value-type="string">
            <text:p><text:s/>'End date'</text:p>
          </table:table-cell>
          <table:table-cell table:style-name="ce34" office:value-type="string" calcext:value-type="string">
            <text:p><text:s/>'End station'</text:p>
          </table:table-cell>
          <table:table-cell table:style-name="ce35" office:value-type="string" calcext:value-type="string">
            <text:p><text:s/>'End station number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33JourneyDataExtract01Dec2025-15Dec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 number'</text:p>
          </table:table-cell>
          <table:table-cell table:style-name="ce32" office:value-type="string" calcext:value-type="string">
            <text:p><text:s/>'End date'</text:p>
          </table:table-cell>
          <table:table-cell table:style-name="ce33" office:value-type="string" calcext:value-type="string">
            <text:p><text:s/>'End station'</text:p>
          </table:table-cell>
          <table:table-cell table:style-name="ce34" office:value-type="string" calcext:value-type="string">
            <text:p><text:s/>'End station number'</text:p>
          </table:table-cell>
          <table:table-cell table:style-name="ce35" office:value-type="string" calcext:value-type="string">
            <text:p><text:s/>'Start station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File: 434JourneyDataExtract16Dec2025-31Dec2025.csv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['Number'</text:p>
          </table:table-cell>
          <table:table-cell office:value-type="string" calcext:value-type="string">
            <text:p><text:s/>'Start date'</text:p>
          </table:table-cell>
          <table:table-cell table:style-name="ce8" office:value-type="string" calcext:value-type="string">
            <text:p><text:s/>'Start station number'</text:p>
          </table:table-cell>
          <table:table-cell table:style-name="ce32" office:value-type="string" calcext:value-type="string">
            <text:p><text:s/>'End date'</text:p>
          </table:table-cell>
          <table:table-cell table:style-name="ce33" office:value-type="string" calcext:value-type="string">
            <text:p><text:s/>'End station'</text:p>
          </table:table-cell>
          <table:table-cell table:style-name="ce34" office:value-type="string" calcext:value-type="string">
            <text:p><text:s/>'End station number'</text:p>
          </table:table-cell>
          <table:table-cell table:style-name="ce35" office:value-type="string" calcext:value-type="string">
            <text:p><text:s/>'Start station'</text:p>
          </table:table-cell>
          <table:table-cell table:style-name="ce36" office:value-type="string" calcext:value-type="string">
            <text:p><text:s/>'Bike number'</text:p>
          </table:table-cell>
          <table:table-cell table:style-name="ce37" office:value-type="string" calcext:value-type="string">
            <text:p><text:s/>'Bike model'</text:p>
          </table:table-cell>
          <table:table-cell table:style-name="ce39" office:value-type="string" calcext:value-type="string">
            <text:p><text:s/>'Total duration'</text:p>
          </table:table-cell>
          <table:table-cell table:style-name="ce42" office:value-type="string" calcext:value-type="string">
            <text:p><text:s/>'Total duration (ms)'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--------------</text:p>
          </table:table-cell>
          <table:table-cell/>
          <table:table-cell table:style-name="ce8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Number of inconsistent files: 11</text:p>
          </table:table-cell>
          <table:table-cell/>
          <table:table-cell table:style-name="ce8"/>
          <table:table-cell table:style-name="ce32"/>
          <table:table-cell/>
          <table:table-cell table:style-name="ce34"/>
          <table:table-cell table:style-name="ce35"/>
          <table:table-cell table:style-name="ce36"/>
          <table:table-cell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34"/>
          <table:table-cell table:style-name="ce35"/>
          <table:table-cell table:style-name="ce36"/>
          <table:table-cell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34"/>
          <table:table-cell table:style-name="ce35"/>
          <table:table-cell table:style-name="ce36"/>
          <table:table-cell/>
          <table:table-cell table:style-name="ce39"/>
          <table:table-cell table:style-name="ce42"/>
          <table:table-cell table:number-columns-repeated="16372"/>
        </table:table-row>
        <table:table-row table:style-name="ro1">
          <table:table-cell table:number-columns-repeated="3"/>
          <table:table-cell table:style-name="ce31"/>
          <table:table-cell table:number-columns-repeated="3"/>
          <table:table-cell table:style-name="ce35"/>
          <table:table-cell table:style-name="ce36"/>
          <table:table-cell/>
          <table:table-cell table:style-name="ce39"/>
          <table:table-cell table:style-name="ce41"/>
          <table:table-cell table:number-columns-repeated="16372"/>
        </table:table-row>
        <table:table-row table:style-name="ro1">
          <table:table-cell table:number-columns-repeated="7"/>
          <table:table-cell table:style-name="ce35"/>
          <table:table-cell table:style-name="ce36"/>
          <table:table-cell table:number-columns-repeated="2"/>
          <table:table-cell table:style-name="ce41"/>
          <table:table-cell table:number-columns-repeated="16372"/>
        </table:table-row>
        <table:table-row table:style-name="ro1" table:number-rows-repeated="3">
          <table:table-cell table:number-columns-repeated="7"/>
          <table:table-cell table:style-name="ce35"/>
          <table:table-cell table:style-name="ce36"/>
          <table:table-cell table:number-columns-repeated="16375"/>
        </table:table-row>
        <table:table-row table:style-name="ro1">
          <table:table-cell table:number-columns-repeated="7"/>
          <table:table-cell table:style-name="ce35"/>
          <table:table-cell table:number-columns-repeated="16376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consistent.D8:Inconsistent.D44">
            <calcext:condition calcext:apply-style-name="Good" calcext:value="contains-text([$Inconsistent.$L$6])" calcext:base-cell-address="Inconsistent.D8"/>
          </calcext:conditional-format>
          <calcext:conditional-format calcext:target-range-address="Inconsistent.D9:Inconsistent.D45">
            <calcext:condition calcext:apply-style-name="Accent 1" calcext:value="contains-text(&quot;&quot;start station number&quot;&quot;)" calcext:base-cell-address="Inconsistent.D9"/>
          </calcext:conditional-format>
          <calcext:conditional-format calcext:target-range-address="Inconsistent.D8:Inconsistent.D43">
            <calcext:condition calcext:apply-style-name="Good" calcext:value="=[$Inconsistent.$D$6]" calcext:base-cell-address="Inconsistent.E3"/>
          </calcext:conditional-format>
          <calcext:conditional-format calcext:target-range-address="Inconsistent.C1:Inconsistent.C1048576">
            <calcext:condition calcext:apply-style-name="Good" calcext:value="=[$Inconsistent.$C$6]" calcext:base-cell-address="Inconsistent.C1"/>
          </calcext:conditional-format>
          <calcext:conditional-format calcext:target-range-address="Inconsistent.E8:Inconsistent.E42">
            <calcext:condition calcext:apply-style-name="Good" calcext:value="=[$Inconsistent.$E$6]" calcext:base-cell-address="Inconsistent.E8"/>
          </calcext:conditional-format>
          <calcext:conditional-format calcext:target-range-address="Inconsistent.F7:Inconsistent.F41">
            <calcext:condition calcext:apply-style-name="Good" calcext:value="=[$Inconsistent.$F$6]" calcext:base-cell-address="Inconsistent.F7"/>
          </calcext:conditional-format>
          <calcext:conditional-format calcext:target-range-address="Inconsistent.G8:Inconsistent.G44">
            <calcext:condition calcext:apply-style-name="Good" calcext:value="=[$Inconsistent.$G$6]" calcext:base-cell-address="Inconsistent.G8"/>
          </calcext:conditional-format>
          <calcext:conditional-format calcext:target-range-address="Inconsistent.H8:Inconsistent.H50">
            <calcext:condition calcext:apply-style-name="Good" calcext:value="=[$Inconsistent.$H$6]" calcext:base-cell-address="Inconsistent.H8"/>
          </calcext:conditional-format>
          <calcext:conditional-format calcext:target-range-address="Inconsistent.I8:Inconsistent.I49">
            <calcext:condition calcext:apply-style-name="Good" calcext:value="=[$Inconsistent.$I$6]" calcext:base-cell-address="Inconsistent.I8"/>
          </calcext:conditional-format>
          <calcext:conditional-format calcext:target-range-address="Inconsistent.J9:Inconsistent.J41">
            <calcext:condition calcext:apply-style-name="Good" calcext:value="=[$Inconsistent.$J$6]" calcext:base-cell-address="Inconsistent.J9"/>
          </calcext:conditional-format>
          <calcext:conditional-format calcext:target-range-address="Inconsistent.K6:Inconsistent.K6">
            <calcext:condition calcext:apply-style-name="Good" calcext:value="=0" calcext:base-cell-address="Inconsistent.K6"/>
          </calcext:conditional-format>
          <calcext:conditional-format calcext:target-range-address="Inconsistent.K9:Inconsistent.K45">
            <calcext:condition calcext:apply-style-name="Good" calcext:value="=[$Inconsistent.$K$6]" calcext:base-cell-address="Inconsistent.K9"/>
          </calcext:conditional-format>
          <calcext:conditional-format calcext:target-range-address="Inconsistent.L8:Inconsistent.L44">
            <calcext:condition calcext:apply-style-name="Good" calcext:value="=[$Inconsistent.$L$7]" calcext:base-cell-address="Inconsistent.L8"/>
          </calcext:conditional-format>
          <calcext:conditional-format calcext:target-range-address="Inconsistent.L6:Inconsistent.L6">
            <calcext:condition calcext:apply-style-name="Accent 1" calcext:value="contains-text(&quot;&quot;)" calcext:base-cell-address="Inconsistent.L6"/>
          </calcext:conditional-format>
          <calcext:conditional-format calcext:target-range-address="Inconsistent.L7:Inconsistent.L46">
            <calcext:condition calcext:apply-style-name="Good" calcext:value="=[$Inconsistent.$L$6]" calcext:base-cell-address="Inconsistent.L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20:14:52.17177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9:22:07.430360970</meta:creation-date>
    <dc:date>2026-03-02T20:30:38.302951924</dc:date>
    <meta:editing-duration>PT41M9S</meta:editing-duration>
    <meta:editing-cycles>5</meta:editing-cycles>
    <meta:generator>LibreOffice/24.2.7.2$Linux_X86_64 LibreOffice_project/420$Build-2</meta:generator>
    <meta:document-statistic meta:table-count="2" meta:cell-count="656" meta:object-count="0"/>
  </office:meta>
</office:document-meta>
</file>